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75cm" fo:min-width="1.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5cm" fo:min-width="1.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15cm" fo:min-width="1.5cm"/>
    </style:style>
    <style:style style:name="P1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4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8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2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6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0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4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0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4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8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2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6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0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4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0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4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8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2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6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0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4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0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4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8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2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6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0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4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5cm" svg:x="0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5cm" svg:x="4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.4cm" svg:x="8cm" svg:y="1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5cm" svg:x="12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6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4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8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2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6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6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0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4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8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2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6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6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0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4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8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2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6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6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0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4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8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2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6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5cm" svg:x="16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5cm" svg:x="20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5cm" svg:x="24cm" svg:y="1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2T20:53:50.144520050</meta:creation-date>
    <dc:date>2019-04-17T15:44:05.994278208</dc:date>
    <meta:editing-duration>PT51M52S</meta:editing-duration>
    <meta:editing-cycles>6</meta:editing-cycles>
    <meta:generator>LibreOffice/6.2.2.2$MacOSX_X86_64 LibreOffice_project/2b840030fec2aae0fd2658d8d4f9548af4e3518d</meta:generator>
    <meta:document-statistic meta:object-count="63"/>
  </office:meta>
</office:document-meta>
</file>